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81in"/>
    </style:style>
    <style:style style:name="co2" style:family="table-column">
      <style:table-column-properties fo:break-before="auto" style:column-width="1.7161in"/>
    </style:style>
    <style:style style:name="co3" style:family="table-column">
      <style:table-column-properties fo:break-before="auto" style:column-width="1.6272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7409in"/>
    </style:style>
    <style:style style:name="co6" style:family="table-column">
      <style:table-column-properties fo:break-before="auto" style:column-width="2.1366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1.490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torage price ($/GB month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Multi-fetch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bject Lambda</text:p>
          </table:table-cell>
          <table:table-cell office:value-type="string" calcext:value-type="string">
            <text:p>Data transfer</text:p>
          </table:table-cell>
        </table:table-row>
        <table:table-row table:style-name="ro1">
          <table:table-cell office:value-type="string" calcext:value-type="string">
            <text:p>AWS S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$0.0004/1000 reques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$0.0000167 /GB-s <text:s text:c="6"/>(2MB limi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$0.005/GB</text:p>
          </table:table-cell>
        </table:table-row>
        <table:table-row table:style-name="ro1">
          <table:table-cell office:value-type="string" calcext:value-type="string">
            <text:p>Azure Blob (hot)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$0.0005/1000 requests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$0.000016 <text:s/>/GB-s <text:s text:c="7"/>(64KB limit)</text:p>
          </table:table-cell>
          <table:table-cell office:value-type="string" calcext:value-type="string">
            <text:p>No (only for upload and modify)</text:p>
          </table:table-cell>
          <table:table-cell table:style-name="ce2"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oogle Cloud Objec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$0.0004/1000 request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$0.0000025 /GB-s <text:s text:c="6"/>(10MB limit)</text:p>
          </table:table-cell>
          <table:table-cell office:value-type="string" calcext:value-type="string">
            <text:p>No (only for upload and modify)</text:p>
          </table:table-cell>
          <table:table-cell office:value-type="string" calcext:value-type="string">
            <text:p>$0.045/G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18:56:03.8318732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5T16:41:15.993525838</meta:creation-date>
    <dc:date>2023-01-08T19:01:22.214305513</dc:date>
    <meta:editing-duration>PT21H14M53S</meta:editing-duration>
    <meta:editing-cycles>5</meta:editing-cycles>
    <meta:generator>LibreOffice/7.2.4.1$MacOSX_X86_64 LibreOffice_project/27d75539669ac387bb498e35313b970b7fe9c4f9</meta:generator>
    <meta:document-statistic meta:table-count="1" meta:cell-count="31" meta:object-count="0"/>
    <meta:user-defined meta:name=""/>
  </office:meta>
</office:document-meta>
</file>